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ItemDefinition.isProt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Definition.getOnParen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Definition.ClientItemDefinition( RemoteItemDefinition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ItemDefinition.isAutoCre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Definition.getDeclaringNod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ientItemDefinition.isManda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ItemDefinition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